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</text:p>
          </table:table-cell>
          <table:table-cell table:style-name="ce2" office:value-type="string" calcext:value-type="string">
            <text:p>Basic1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Basic3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gt;2000-&gt;2FFF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gt;3000-&gt;3FFF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gt;A000-&gt;AFFF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ie vari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gt;B000-&gt;BFF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gt;C000-&gt;CFFF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gt;D000-&gt;DFFF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gt;E000-&gt;EFFF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1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gt;F000-&gt;FFFF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pare pages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8,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7:55:57.4277870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27T21:37:44.197813031</dc:date>
    <meta:editing-duration>PT3H23M46S</meta:editing-duration>
    <meta:editing-cycles>5</meta:editing-cycles>
    <meta:generator>LibreOffice/7.2.3.2$Linux_X86_64 LibreOffice_project/20$Build-2</meta:generator>
    <meta:document-statistic meta:table-count="1" meta:cell-count="85" meta:object-count="0"/>
  </office:meta>
</office:document-meta>
</file>